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from __future__ import division</text:p>
      <text:p text:style-name="Standard"/>
      <text:p text:style-name="Standard">def lambda_handler(event, context):</text:p>
      <text:p text:style-name="Standard"><text:s text:c="3"/>number1 = event['Number1']</text:p>
      <text:p text:style-name="Standard"><text:s text:c="3"/>number2 = event['Number2']</text:p>
      <text:p text:style-name="Standard"><text:s text:c="3"/>sum = number1 + number2</text:p>
      <text:p text:style-name="Standard"><text:s text:c="3"/>product = number1 * number2</text:p>
      <text:p text:style-name="Standard"><text:s text:c="3"/>difference = abs(number1 - number2)</text:p>
      <text:p text:style-name="Standard"><text:s text:c="3"/>quotient = number1 / number2</text:p>
      <text:p text:style-name="Standard"><text:s text:c="3"/>return {</text:p>
      <text:p text:style-name="Standard"><text:s text:c="7"/>"Number1": number1,</text:p>
      <text:p text:style-name="Standard"><text:s text:c="7"/>"Number2": number2,</text:p>
      <text:p text:style-name="Standard"><text:s text:c="7"/>"Sum": sum,</text:p>
      <text:p text:style-name="Standard"><text:s text:c="7"/>"Product": product,</text:p>
      <text:p text:style-name="Standard"><text:s text:c="7"/>"Difference": difference,</text:p>
      <text:p text:style-name="Standard"><text:s text:c="7"/>"Quotient": quotient</text:p>
      <text:p text:style-name="Standard"><text:s text:c="3"/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8T17:51:15.152513207</meta:creation-date>
    <dc:date>2022-08-08T17:52:58.540455954</dc:date>
    <meta:editing-duration>PT1M43S</meta:editing-duration>
    <meta:editing-cycles>1</meta:editing-cycles>
    <meta:document-statistic meta:table-count="0" meta:image-count="0" meta:object-count="0" meta:page-count="1" meta:paragraph-count="16" meta:word-count="48" meta:character-count="419" meta:non-whitespace-character-count="321"/>
    <meta:generator>LibreOffice/6.4.7.2$Linux_X86_64 LibreOffice_project/40$Build-2</meta:generator>
  </office:meta>
</office:document-meta>
</file>